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009F93E11D6C5764.png" manifest:media-type="image/png"/>
  <manifest:file-entry manifest:full-path="Pictures/100000000000040000000300A77F84D59B93B292.png" manifest:media-type="image/png"/>
  <manifest:file-entry manifest:full-path="Pictures/1000000000000400000003008E8E9B146AB42CDD.png" manifest:media-type="image/png"/>
  <manifest:file-entry manifest:full-path="Pictures/1000000000000400000003004C825712639D83E3.png" manifest:media-type="image/png"/>
  <manifest:file-entry manifest:full-path="Pictures/100000000000040000000300BF525C9357EBF1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A77F84D59B93B2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28cm" svg:height="21cm" svg:x="0cm" svg:y="0cm">
          <draw:image xlink:href="Pictures/1000000000000400000003008E8E9B146AB42C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BF525C9357EBF1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.001cm" svg:x="0cm" svg:y="0cm">
          <draw:image xlink:href="Pictures/1000000000000400000003004C825712639D83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27.999cm" svg:height="20.998cm" svg:x="0.001cm" svg:y="0cm">
          <draw:image xlink:href="Pictures/100000000000040000000300009F93E11D6C57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chim Wytrzyszczak</meta:initial-creator>
    <meta:creation-date>2017-05-21T06:00:51.730681633</meta:creation-date>
    <dc:date>2017-05-21T07:37:50.235525288</dc:date>
    <dc:creator>Joachim Wytrzyszczak</dc:creator>
    <meta:editing-duration>PT1M57S</meta:editing-duration>
    <meta:editing-cycles>2</meta:editing-cycles>
    <meta:generator>LibreOffice/5.1.6.2$Linux_X86_64 LibreOffice_project/10m0$Build-2</meta:generator>
    <meta:document-statistic meta:object-count="36"/>
  </office:meta>
</office:document-meta>
</file>